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bottom="0.1666in"/>
      <style:text-properties style:font-name-complex="Times New Roman" fo:language="en" fo:country="GB"/>
    </style:style>
    <style:style style:name="P2" style:parent-style-name="Heading2" style:family="paragraph">
      <style:text-properties fo:language="en" fo:country="GB"/>
    </style:style>
    <style:style style:name="P3"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8"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10"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11" style:parent-style-name="ListParagraph"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12" style:parent-style-name="Heading2" style:family="paragraph">
      <style:text-properties style:font-name-complex="Times New Roman" fo:language="en" fo:country="GB"/>
    </style:style>
    <style:style style:name="P13" style:parent-style-name="Normal" style:family="paragraph">
      <style:paragraph-properties fo:text-align="justify" fo:line-height="150%"/>
    </style:style>
    <style:style style:name="T14" style:parent-style-name="DefaultParagraphFont" style:family="text">
      <style:text-properties style:font-name="Times New Roman" style:font-name-complex="Times New Roman" fo:font-size="12pt" style:font-size-asian="12pt" style:font-size-complex="12pt" fo:language="en" fo:country="GB"/>
    </style:style>
    <style:style style:name="T15"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16" style:parent-style-name="DefaultParagraphFont" style:family="text">
      <style:text-properties style:font-name="Times New Roman" style:font-name-complex="Times New Roman" fo:font-size="12pt" style:font-size-asian="12pt" style:font-size-complex="12pt" fo:language="en" fo:country="GB"/>
    </style:style>
    <style:style style:name="T17" style:parent-style-name="DefaultParagraphFont" style:family="text">
      <style:text-properties style:font-name="Times New Roman" style:font-name-complex="Times New Roman" fo:font-size="12pt" style:font-size-asian="12pt" style:font-size-complex="12pt" fo:language="en" fo:country="GB"/>
    </style:style>
    <style:style style:name="T18" style:parent-style-name="DefaultParagraphFont" style:family="text">
      <style:text-properties style:font-name="Times New Roman" style:font-name-complex="Times New Roman" fo:font-size="12pt" style:font-size-asian="12pt" style:font-size-complex="12pt" fo:language="en" fo:country="GB"/>
    </style:style>
    <style:style style:name="P19"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0" style:parent-style-name="Heading1" style:family="paragraph">
      <style:text-properties fo:language="en" fo:country="GB"/>
    </style:style>
    <style:style style:name="P21"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2" style:parent-style-name="Heading2" style:family="paragraph">
      <style:text-properties fo:language="en" fo:country="GB"/>
    </style:style>
    <style:style style:name="P23"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4"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5" style:parent-style-name="Heading2" style:family="paragraph">
      <style:text-properties fo:language="en" fo:country="GB"/>
    </style:style>
    <style:style style:name="P26" style:parent-style-name="Normal" style:family="paragraph">
      <style:paragraph-properties fo:text-align="justify" fo:line-height="150%"/>
    </style:style>
    <style:style style:name="T27" style:parent-style-name="DefaultParagraphFont" style:family="text">
      <style:text-properties style:font-name="Times New Roman" style:font-name-complex="Times New Roman" fo:font-size="12pt" style:font-size-asian="12pt" style:font-size-complex="12pt" fo:language="en" fo:country="GB"/>
    </style:style>
    <style:style style:name="T2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29" style:parent-style-name="DefaultParagraphFont" style:family="text">
      <style:text-properties style:font-name="Times New Roman" style:font-name-complex="Times New Roman" fo:font-size="12pt" style:font-size-asian="12pt" style:font-size-complex="12pt" fo:language="en" fo:country="GB"/>
    </style:style>
    <style:style style:name="T30" style:parent-style-name="DefaultParagraphFont" style:family="text">
      <style:text-properties style:font-name="Times New Roman" style:font-name-complex="Times New Roman" fo:font-size="12pt" style:font-size-asian="12pt" style:font-size-complex="12pt" fo:language="en" fo:country="GB"/>
    </style:style>
    <style:style style:name="T31" style:parent-style-name="DefaultParagraphFont" style:family="text">
      <style:text-properties style:font-name="Times New Roman" style:font-name-complex="Times New Roman" fo:font-size="12pt" style:font-size-asian="12pt" style:font-size-complex="12pt" fo:language="en" fo:country="GB"/>
    </style:style>
    <style:style style:name="T32" style:parent-style-name="DefaultParagraphFont" style:family="text">
      <style:text-properties style:font-name="Times New Roman" style:font-name-complex="Times New Roman" fo:font-size="12pt" style:font-size-asian="12pt" style:font-size-complex="12pt" fo:language="en" fo:country="GB"/>
    </style:style>
    <style:style style:name="T33" style:parent-style-name="DefaultParagraphFont" style:family="text">
      <style:text-properties style:font-name="Times New Roman" style:font-name-complex="Times New Roman" fo:font-size="12pt" style:font-size-asian="12pt" style:font-size-complex="12pt" fo:language="en" fo:country="GB"/>
    </style:style>
    <style:style style:name="T34" style:parent-style-name="DefaultParagraphFont" style:family="text">
      <style:text-properties style:font-name="Times New Roman" style:font-name-complex="Times New Roman" fo:font-size="12pt" style:font-size-asian="12pt" style:font-size-complex="12pt" fo:language="en" fo:country="GB"/>
    </style:style>
    <style:style style:name="T35" style:parent-style-name="DefaultParagraphFont" style:family="text">
      <style:text-properties style:font-name="Times New Roman" style:font-name-complex="Times New Roman" fo:font-size="12pt" style:font-size-asian="12pt" style:font-size-complex="12pt" fo:language="en" fo:country="GB"/>
    </style:style>
    <style:style style:name="T36" style:parent-style-name="DefaultParagraphFont" style:family="text">
      <style:text-properties style:font-name="Times New Roman" style:font-name-complex="Times New Roman" fo:font-size="12pt" style:font-size-asian="12pt" style:font-size-complex="12pt" fo:language="en" fo:country="GB"/>
    </style:style>
    <style:style style:name="T37" style:parent-style-name="DefaultParagraphFont" style:family="text">
      <style:text-properties style:font-name="Times New Roman" style:font-name-complex="Times New Roman" fo:font-size="12pt" style:font-size-asian="12pt" style:font-size-complex="12pt" fo:language="en" fo:country="GB"/>
    </style:style>
    <style:style style:name="P38" style:parent-style-name="Normal" style:family="paragraph">
      <style:paragraph-properties fo:text-align="justify" fo:line-height="150%"/>
      <style:text-properties style:font-name="Times New Roman" style:font-name-complex="Times New Roman" fo:font-size="12pt" style:font-size-asian="12pt" style:font-size-complex="12pt" fo:language="en" fo:country="GB"/>
    </style:style>
  </office:automatic-styles>
  <office:body>
    <office:text text:use-soft-page-breaks="true">
      <text:h text:style-name="P1" text:outline-level="1">POWER BI PROJECT DOCUMENTATION</text:h>
      <text:h text:style-name="P2" text:outline-level="2">Criteria</text:h>
      <text:p text:style-name="P3">For this project I had problem finding data where I could showcase R script visualizations which was my self-given goal for the project. Apart from this goal I had to meet following project criteria given to me by ENGETO:<text:s/></text:p>
      <text:list text:style-name="LFO2" text:continue-numbering="true">
        <text:list-item>
          <text:p text:style-name="P4">Length of 2-3 pages.</text:p>
        </text:list-item>
        <text:list-item>
          <text:p text:style-name="P5">Use of at least 5 different types of visuals.</text:p>
        </text:list-item>
        <text:list-item>
          <text:p text:style-name="P6">Filtering using slicers.</text:p>
        </text:list-item>
        <text:list-item>
          <text:p text:style-name="P7">Utilization of bookmarks/page navigation.</text:p>
        </text:list-item>
        <text:list-item>
          <text:p text:style-name="P8">Integration of multiple data sources, either in Power Query or in Power BI.</text:p>
        </text:list-item>
        <text:list-item>
          <text:p text:style-name="P9">Use of a data hierarchy with at least two levels.</text:p>
        </text:list-item>
        <text:list-item>
          <text:p text:style-name="P10">Creation of at least 1 measure and 1 calculated column.</text:p>
        </text:list-item>
        <text:list-item>
          <text:p text:style-name="P11">Graphic customization of the visuals used and visually appealing final report.</text:p>
        </text:list-item>
      </text:list>
      <text:h text:style-name="P12" text:outline-level="2">Foreword</text:h>
      <text:p text:style-name="P13"><text:span text:style-name="T14">I started by searching for interesting recent research published in NATURE journal. I also wanted to use research that touched upon the theme that was currently relevant to me. Searching for a job. For this purpose, I chose article<text:s/></text:span><text:span text:style-name="T15">Reducing discrimination against job seekers with and without employment gaps</text:span><text:span text:style-name="T16">. This is not only relevant but also provided fun tip for my own SV that I could use. The dataset for the research also looked good and seemed like I could reliably interpret it enough so that I could replicate the research if I wished so. At first, I planned to base the whole BI report on this article but after some struggle I realised it would be really challenging to<text:s/></text:span><text:span text:style-name="T17">complete some of that project criteria in a way that would make actual sense.</text:span><text:span text:style-name="T18"><text:s/></text:span></text:p>
      <text:p text:style-name="P19">So,<text:s/>I decided to add more datasets. I decided that the report would be a combination of relevant information about European job market and tips for the job seekers. Instead of simple traditional business report showing numbers I opted for sort of a ‘guide’.<text:s/></text:p>
      <text:h text:style-name="P20" text:outline-level="1">Obstacles</text:h>
      <text:p text:style-name="P21">In this documentation I will not go step by step about every visual, but I want to pay attention to the ‘obstacles’ that I had to learn how to solve to complete this project.<text:s/></text:p>
      <text:soft-page-break/>
      <text:h text:style-name="P22" text:outline-level="2">Obstacle 1 – R script visual</text:h>
      <text:p text:style-name="P23">Using R script visual was an obvious first step. Including the research would only make sense if I could make the R script visual work. I asked my lector about R implementation beforehand and there seems to be important limits to this visual. First, the reader has to have R language, the dataset,<text:s/>IDE<text:s/>and certain R packages<text:s/>installed on their computer. This is an obvious limitation that hinders relevant usage of this visual in a traditional business setting. Nonetheless, since this report is first and foremost supposed to be a showcase of things that I can do with Power BI, I decided I would still go for it. It<text:s/>seems<text:s/>obvious that the way I used the R script visual can be easily replaced by simple Power BI visual instead.<text:s/></text:p>
      <text:p text:style-name="P24">For the visual I chose exactly the same visual that the researchers used in their article. This was for the purpose that<text:s/>anyone could check the relevance and correctness of my visual simply by opening the article and checking if the visual<text:s/>looks<text:s/>the same. Also, even though I am able to write the code myself since I<text:s/>had one semester of R at the University of Turku, I simplified the work for myself by copying already completed code by the researchers.<text:s/>However, it was not enough to simply Control + C and Control + V it. I had to adapt the code specifically to use the data from the datasets bound into my Power BI file. I also played with the visual a bit and changed some of the code to fit my chosen Power BI theme more.<text:s/>Finally,<text:s/>I cleaned up the code a bit,<text:s/>cutting what wasn’t needed for my purposes.<text:s/></text:p>
      <text:h text:style-name="P25" text:outline-level="2">Obstacle 2 – Eurostat data relations</text:h>
      <text:p text:style-name="P26"><text:span text:style-name="T27">For the main dataset I chose<text:s/></text:span><text:span text:style-name="T28">Job vacancy rate quarterly</text:span><text:span text:style-name="T29"><text:s/>data from Eurostat. Arguably the best source of data for a young and desperate graduate looking for a job. In which country I have the best chance?<text:s/></text:span><text:span text:style-name="T30">First, I downloaded the main dataset and transformed it in Power BI choosing only the columns I needed for my purposes. I realized that the best practice would be to use additional code tables downloaded from Eurostat explaining certain codes in my main dataset. The problem appeared once I linked the data together in the Model view.<text:s/></text:span><text:span text:style-name="T31">I couldn’t make it so that when I create a slicer and use the code table with the list of countries, only countries that are relevant for my dataset would appear. Simply put, one data table had more ‘country names’ than the other. Simple solutions included simply renaming the data in the main data table and not using the additional codelist at all. This wouldn’t be</text:span><text:span text:style-name="T32"><text:s/>‘</text:span><text:span text:style-name="T33">good practice</text:span><text:span text:style-name="T34">’</text:span><text:span text:style-name="T35"><text:s/>and I needed to find something better</text:span><text:span text:style-name="T36"><text:s/>that would always work universally no matter the data.</text:span><text:span text:style-name="T37"><text:s/>First thing I opted for is using MEASURE and writing the solution in DAX.</text:span></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833in"/>
      <style:text-properties style:font-name="Times New Roman" style:font-name-asian="Times New Roman" style:font-name-complex="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Times New Roman"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pta Tomas</meta:initial-creator>
    <dc:creator>Kypta Tomas</dc:creator>
    <meta:creation-date>2024-01-29T11:45:00Z</meta:creation-date>
    <dc:date>2024-01-29T12:43:00Z</dc:date>
    <meta:template xlink:href="Normal.dotm" xlink:type="simple"/>
    <meta:editing-cycles>17</meta:editing-cycles>
    <meta:editing-duration>PT3480S</meta:editing-duration>
    <meta:document-statistic meta:page-count="2" meta:paragraph-count="9" meta:word-count="662" meta:character-count="4560" meta:row-count="32" meta:non-whitespace-character-count="3907"/>
  </office:meta>
</office:document-meta>
</file>